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e62e"/>
    </style:style>
    <style:style style:name="P3" style:family="paragraph" style:parent-style-name="Standard">
      <style:paragraph-properties fo:text-align="justify" style:justify-single-word="false"/>
      <style:text-properties officeooo:paragraph-rsid="0035d92e"/>
    </style:style>
    <style:style style:name="P4" style:family="paragraph" style:parent-style-name="Standard">
      <style:paragraph-properties fo:text-align="justify" style:justify-single-word="false"/>
      <style:text-properties officeooo:paragraph-rsid="0009f962"/>
    </style:style>
    <style:style style:name="P5" style:family="paragraph" style:parent-style-name="Standard">
      <style:paragraph-properties fo:text-align="justify" style:justify-single-word="false"/>
      <style:text-properties officeooo:paragraph-rsid="000dfb9c"/>
    </style:style>
    <style:style style:name="P6" style:family="paragraph" style:parent-style-name="Standard">
      <style:paragraph-properties fo:text-align="justify" style:justify-single-word="false"/>
      <style:text-properties officeooo:paragraph-rsid="00151832"/>
    </style:style>
    <style:style style:name="P7" style:family="paragraph" style:parent-style-name="Standard">
      <style:paragraph-properties fo:text-align="justify" style:justify-single-word="false"/>
      <style:text-properties officeooo:paragraph-rsid="001abfb3"/>
    </style:style>
    <style:style style:name="P8" style:family="paragraph" style:parent-style-name="Standard">
      <style:paragraph-properties fo:text-align="justify" style:justify-single-word="false"/>
      <style:text-properties officeooo:paragraph-rsid="0024d5b0"/>
    </style:style>
    <style:style style:name="P9" style:family="paragraph" style:parent-style-name="Standard">
      <style:paragraph-properties fo:text-align="justify" style:justify-single-word="false"/>
      <style:text-properties officeooo:paragraph-rsid="002dc3d3"/>
    </style:style>
    <style:style style:name="P10" style:family="paragraph" style:parent-style-name="Standard">
      <style:paragraph-properties fo:text-align="justify" style:justify-single-word="false"/>
      <style:text-properties officeooo:paragraph-rsid="00411610"/>
    </style:style>
    <style:style style:name="P11" style:family="paragraph" style:parent-style-name="Standard">
      <style:paragraph-properties fo:text-align="justify" style:justify-single-word="false"/>
      <style:text-properties officeooo:paragraph-rsid="0048a14c"/>
    </style:style>
    <style:style style:name="P12" style:family="paragraph" style:parent-style-name="Standard">
      <style:paragraph-properties fo:text-align="justify" style:justify-single-word="false"/>
      <style:text-properties officeooo:paragraph-rsid="004acb8b"/>
    </style:style>
    <style:style style:name="P13" style:family="paragraph" style:parent-style-name="Standard">
      <style:paragraph-properties fo:text-align="justify" style:justify-single-word="false"/>
      <style:text-properties officeooo:paragraph-rsid="00517722"/>
    </style:style>
    <style:style style:name="P14" style:family="paragraph" style:parent-style-name="Standard">
      <style:paragraph-properties fo:text-align="justify" style:justify-single-word="false"/>
      <style:text-properties officeooo:paragraph-rsid="0052982b"/>
    </style:style>
    <style:style style:name="P15" style:family="paragraph" style:parent-style-name="Standard">
      <style:paragraph-properties fo:text-align="justify" style:justify-single-word="false"/>
      <style:text-properties officeooo:rsid="00217354" officeooo:paragraph-rsid="00217354"/>
    </style:style>
    <style:style style:name="P16" style:family="paragraph" style:parent-style-name="Standard">
      <style:paragraph-properties fo:text-align="justify" style:justify-single-word="false"/>
      <style:text-properties officeooo:rsid="00282555" officeooo:paragraph-rsid="00282555"/>
    </style:style>
    <style:style style:name="P17" style:family="paragraph" style:parent-style-name="Standard">
      <style:paragraph-properties fo:text-align="justify" style:justify-single-word="false"/>
      <style:text-properties officeooo:rsid="002ee777" officeooo:paragraph-rsid="002ee777"/>
    </style:style>
    <style:style style:name="P18" style:family="paragraph" style:parent-style-name="Standard">
      <style:paragraph-properties fo:text-align="justify" style:justify-single-word="false"/>
      <style:text-properties officeooo:rsid="0022cef6" officeooo:paragraph-rsid="0035d92e"/>
    </style:style>
    <style:style style:name="P19" style:family="paragraph" style:parent-style-name="Standard">
      <style:paragraph-properties fo:text-align="justify" style:justify-single-word="false"/>
      <style:text-properties officeooo:rsid="0022cef6" officeooo:paragraph-rsid="0024d5b0"/>
    </style:style>
    <style:style style:name="P20" style:family="paragraph" style:parent-style-name="Standard">
      <style:paragraph-properties fo:text-align="justify" style:justify-single-word="false"/>
      <style:text-properties officeooo:rsid="0022cef6" officeooo:paragraph-rsid="002dc3d3"/>
    </style:style>
    <style:style style:name="P21" style:family="paragraph" style:parent-style-name="Standard">
      <style:paragraph-properties fo:text-align="justify" style:justify-single-word="false"/>
      <style:text-properties officeooo:rsid="0022cef6" officeooo:paragraph-rsid="0032bb2a"/>
    </style:style>
    <style:style style:name="P22" style:family="paragraph" style:parent-style-name="Standard">
      <style:paragraph-properties fo:text-align="justify" style:justify-single-word="false"/>
      <style:text-properties officeooo:rsid="0022cef6" officeooo:paragraph-rsid="00411610"/>
    </style:style>
    <style:style style:name="P23" style:family="paragraph" style:parent-style-name="Standard">
      <style:paragraph-properties fo:text-align="justify" style:justify-single-word="false"/>
      <style:text-properties officeooo:rsid="000abbb4" officeooo:paragraph-rsid="000abbb4"/>
    </style:style>
    <style:style style:name="P24" style:family="paragraph" style:parent-style-name="Standard">
      <style:paragraph-properties fo:text-align="justify" style:justify-single-word="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5"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48a14c" officeooo:paragraph-rsid="0048a14c" style:font-style-asian="italic" style:font-weight-asian="bold" style:font-style-complex="italic" style:font-weight-complex="bold"/>
    </style:style>
    <style:style style:name="P26"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4acb8b" officeooo:paragraph-rsid="004acb8b"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4acb8b" officeooo:paragraph-rsid="00517722" style:font-style-asian="italic" style:font-weight-asian="bold" style:font-style-complex="italic" style:font-weight-complex="bold"/>
    </style:style>
    <style:style style:name="P28"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4acb8b" officeooo:paragraph-rsid="0052982b"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fo:font-style="italic" style:text-underline-style="solid" style:text-underline-width="auto" style:text-underline-color="font-color" fo:font-weight="bold" officeooo:rsid="004acb8b" officeooo:paragraph-rsid="00585b52" style:font-style-asian="italic" style:font-weight-asian="bold" style:font-style-complex="italic" style:font-weight-complex="bold"/>
    </style:style>
    <style:style style:name="P30" style:family="paragraph" style:parent-style-name="Standard">
      <style:paragraph-properties fo:text-align="justify" style:justify-single-word="false"/>
      <style:text-properties officeooo:rsid="002c211e" officeooo:paragraph-rsid="002c211e"/>
    </style:style>
    <style:style style:name="P31" style:family="paragraph" style:parent-style-name="Standard">
      <style:paragraph-properties fo:text-align="justify" style:justify-single-word="false"/>
      <style:text-properties officeooo:rsid="003742a0" officeooo:paragraph-rsid="003742a0"/>
    </style:style>
    <style:style style:name="P32" style:family="paragraph" style:parent-style-name="Standard">
      <style:paragraph-properties fo:text-align="justify" style:justify-single-word="false"/>
      <style:text-properties officeooo:rsid="004261f6" officeooo:paragraph-rsid="004261f6"/>
    </style:style>
    <style:style style:name="P33" style:family="paragraph" style:parent-style-name="Standard">
      <style:paragraph-properties fo:text-align="justify" style:justify-single-word="false"/>
      <style:text-properties officeooo:rsid="0048a14c" officeooo:paragraph-rsid="0048a14c"/>
    </style:style>
    <style:style style:name="P34" style:family="paragraph" style:parent-style-name="Standard">
      <style:paragraph-properties fo:text-align="justify" style:justify-single-word="false"/>
      <style:text-properties officeooo:rsid="0048a14c" officeooo:paragraph-rsid="004acb8b"/>
    </style:style>
    <style:style style:name="P35" style:family="paragraph" style:parent-style-name="Standard">
      <style:paragraph-properties fo:text-align="justify" style:justify-single-word="false"/>
      <style:text-properties officeooo:rsid="0048a14c" officeooo:paragraph-rsid="00517722"/>
    </style:style>
    <style:style style:name="P36" style:family="paragraph" style:parent-style-name="Standard">
      <style:paragraph-properties fo:text-align="justify" style:justify-single-word="false"/>
      <style:text-properties officeooo:rsid="0048a14c" officeooo:paragraph-rsid="0052982b"/>
    </style:style>
    <style:style style:name="P37" style:family="paragraph" style:parent-style-name="Standard">
      <style:paragraph-properties fo:text-align="justify" style:justify-single-word="false"/>
      <style:text-properties officeooo:rsid="0048a14c" officeooo:paragraph-rsid="00585b52"/>
    </style:style>
    <style:style style:name="P38" style:family="paragraph" style:parent-style-name="Standard">
      <style:paragraph-properties fo:text-align="justify" style:justify-single-word="false"/>
      <style:text-properties officeooo:rsid="0049bacb" officeooo:paragraph-rsid="0049bacb"/>
    </style:style>
    <style:style style:name="P39" style:family="paragraph" style:parent-style-name="Standard">
      <style:paragraph-properties fo:text-align="justify" style:justify-single-word="false"/>
      <style:text-properties officeooo:rsid="004acb8b" officeooo:paragraph-rsid="004acb8b"/>
    </style:style>
    <style:style style:name="P40" style:family="paragraph" style:parent-style-name="Standard">
      <style:paragraph-properties fo:text-align="justify" style:justify-single-word="false"/>
      <style:text-properties officeooo:rsid="004acb8b" officeooo:paragraph-rsid="00517722"/>
    </style:style>
    <style:style style:name="P41" style:family="paragraph" style:parent-style-name="Standard">
      <style:paragraph-properties fo:text-align="justify" style:justify-single-word="false"/>
      <style:text-properties officeooo:rsid="004acb8b" officeooo:paragraph-rsid="0052982b"/>
    </style:style>
    <style:style style:name="P42" style:family="paragraph" style:parent-style-name="Standard">
      <style:paragraph-properties fo:text-align="justify" style:justify-single-word="false"/>
      <style:text-properties officeooo:rsid="004acb8b" officeooo:paragraph-rsid="00585b52"/>
    </style:style>
    <style:style style:name="P43" style:family="paragraph" style:parent-style-name="Standard">
      <style:paragraph-properties fo:text-align="justify" style:justify-single-word="false"/>
      <style:text-properties officeooo:rsid="004f0b86" officeooo:paragraph-rsid="004f0b86"/>
    </style:style>
    <style:style style:name="P44" style:family="paragraph" style:parent-style-name="Standard">
      <style:paragraph-properties fo:text-align="justify" style:justify-single-word="false"/>
      <style:text-properties fo:font-weight="normal" officeooo:rsid="00517722" officeooo:paragraph-rsid="00517722" style:font-weight-asian="normal" style:font-weight-complex="normal"/>
    </style:style>
    <style:style style:name="P45" style:family="paragraph" style:parent-style-name="Standard">
      <style:paragraph-properties fo:text-align="justify" style:justify-single-word="false"/>
      <style:text-properties fo:font-weight="normal" officeooo:rsid="0055d5a5" officeooo:paragraph-rsid="0055d5a5" style:font-weight-asian="normal" style:font-weight-complex="normal"/>
    </style:style>
    <style:style style:name="P46" style:family="paragraph" style:parent-style-name="Standard" style:list-style-name="L1">
      <style:paragraph-properties fo:text-align="justify" style:justify-single-word="false"/>
      <style:text-properties officeooo:paragraph-rsid="000ce62e"/>
    </style:style>
    <style:style style:name="P47" style:family="paragraph" style:parent-style-name="Standard" style:list-style-name="L2">
      <style:paragraph-properties fo:text-align="justify" style:justify-single-word="false"/>
      <style:text-properties officeooo:paragraph-rsid="000ce62e"/>
    </style:style>
    <style:style style:name="P48" style:family="paragraph" style:parent-style-name="Standard" style:list-style-name="L5">
      <style:paragraph-properties fo:text-align="justify" style:justify-single-word="false"/>
      <style:text-properties officeooo:paragraph-rsid="0035d92e"/>
    </style:style>
    <style:style style:name="P49" style:family="paragraph" style:parent-style-name="Standard" style:list-style-name="L1">
      <style:paragraph-properties fo:text-align="justify" style:justify-single-word="false"/>
      <style:text-properties officeooo:rsid="001abfb3" officeooo:paragraph-rsid="001abfb3"/>
    </style:style>
    <style:style style:name="P50" style:family="paragraph" style:parent-style-name="Standard" style:list-style-name="L3">
      <style:paragraph-properties fo:text-align="justify" style:justify-single-word="false"/>
      <style:text-properties officeooo:rsid="001abfb3" officeooo:paragraph-rsid="001abfb3"/>
    </style:style>
    <style:style style:name="P51" style:family="paragraph" style:parent-style-name="Standard" style:list-style-name="L3">
      <style:paragraph-properties fo:text-align="justify" style:justify-single-word="false"/>
      <style:text-properties officeooo:rsid="001b997e" officeooo:paragraph-rsid="001d12ea"/>
    </style:style>
    <style:style style:name="P52" style:family="paragraph" style:parent-style-name="Standard" style:list-style-name="L3">
      <style:paragraph-properties fo:text-align="justify" style:justify-single-word="false"/>
      <style:text-properties officeooo:rsid="001b997e" officeooo:paragraph-rsid="001b997e"/>
    </style:style>
    <style:style style:name="P53" style:family="paragraph" style:parent-style-name="Standard" style:list-style-name="L3">
      <style:paragraph-properties fo:text-align="justify" style:justify-single-word="false"/>
      <style:text-properties officeooo:rsid="001d12ea" officeooo:paragraph-rsid="001d12ea"/>
    </style:style>
    <style:style style:name="P54" style:family="paragraph" style:parent-style-name="Standard" style:list-style-name="L3">
      <style:paragraph-properties fo:text-align="justify" style:justify-single-word="false"/>
      <style:text-properties officeooo:rsid="001e01dd" officeooo:paragraph-rsid="001e01dd"/>
    </style:style>
    <style:style style:name="P55" style:family="paragraph" style:parent-style-name="Standard" style:list-style-name="L3">
      <style:paragraph-properties fo:text-align="justify" style:justify-single-word="false"/>
      <style:text-properties officeooo:rsid="001f1a25" officeooo:paragraph-rsid="001f1a25"/>
    </style:style>
    <style:style style:name="P56" style:family="paragraph" style:parent-style-name="Standard" style:list-style-name="L3">
      <style:paragraph-properties fo:text-align="justify" style:justify-single-word="false"/>
      <style:text-properties officeooo:rsid="0020fe93" officeooo:paragraph-rsid="0020fe93"/>
    </style:style>
    <style:style style:name="P57" style:family="paragraph" style:parent-style-name="Standard" style:list-style-name="L3">
      <style:paragraph-properties fo:text-align="justify" style:justify-single-word="false"/>
      <style:text-properties officeooo:rsid="00217354" officeooo:paragraph-rsid="00217354"/>
    </style:style>
    <style:style style:name="P58" style:family="paragraph" style:parent-style-name="Standard" style:list-style-name="L4">
      <style:paragraph-properties fo:text-align="justify" style:justify-single-word="false"/>
      <style:text-properties officeooo:rsid="0022cef6" officeooo:paragraph-rsid="0035d92e"/>
    </style:style>
    <style:style style:name="P59" style:family="paragraph" style:parent-style-name="Standard" style:list-style-name="L5">
      <style:paragraph-properties fo:text-align="justify" style:justify-single-word="false"/>
      <style:text-properties officeooo:rsid="0022cef6" officeooo:paragraph-rsid="0035d92e"/>
    </style:style>
    <style:style style:name="P60" style:family="paragraph" style:parent-style-name="Standard" style:list-style-name="L5">
      <style:paragraph-properties fo:text-align="justify" style:justify-single-word="false"/>
      <style:text-properties officeooo:rsid="0022cef6" officeooo:paragraph-rsid="0022cef6"/>
    </style:style>
    <style:style style:name="P61" style:family="paragraph" style:parent-style-name="Standard" style:list-style-name="L6">
      <style:paragraph-properties fo:text-align="justify" style:justify-single-word="false"/>
      <style:text-properties officeooo:rsid="0024d5b0" officeooo:paragraph-rsid="0024d5b0"/>
    </style:style>
    <style:style style:name="P62" style:family="paragraph" style:parent-style-name="Standard" style:list-style-name="L6">
      <style:paragraph-properties fo:text-align="justify" style:justify-single-word="false"/>
      <style:text-properties officeooo:rsid="00254c6b" officeooo:paragraph-rsid="00254c6b"/>
    </style:style>
    <style:style style:name="P63" style:family="paragraph" style:parent-style-name="Standard" style:list-style-name="L6">
      <style:paragraph-properties fo:text-align="justify" style:justify-single-word="false"/>
      <style:text-properties officeooo:rsid="00254c6b" officeooo:paragraph-rsid="00282555"/>
    </style:style>
    <style:style style:name="P64" style:family="paragraph" style:parent-style-name="Standard" style:list-style-name="L7">
      <style:paragraph-properties fo:text-align="justify" style:justify-single-word="false"/>
      <style:text-properties officeooo:rsid="00282555" officeooo:paragraph-rsid="00282555"/>
    </style:style>
    <style:style style:name="P65" style:family="paragraph" style:parent-style-name="Standard" style:list-style-name="L6">
      <style:paragraph-properties fo:text-align="justify" style:justify-single-word="false"/>
      <style:text-properties officeooo:rsid="00282555" officeooo:paragraph-rsid="00282555"/>
    </style:style>
    <style:style style:name="P66" style:family="paragraph" style:parent-style-name="Standard" style:list-style-name="L6">
      <style:paragraph-properties fo:text-align="justify" style:justify-single-word="false"/>
      <style:text-properties officeooo:rsid="002848dc" officeooo:paragraph-rsid="002848dc"/>
    </style:style>
    <style:style style:name="P67" style:family="paragraph" style:parent-style-name="Standard" style:list-style-name="L6">
      <style:paragraph-properties fo:text-align="justify" style:justify-single-word="false"/>
      <style:text-properties officeooo:rsid="002dc3d3" officeooo:paragraph-rsid="002dc3d3"/>
    </style:style>
    <style:style style:name="P68" style:family="paragraph" style:parent-style-name="Standard" style:list-style-name="L6">
      <style:paragraph-properties fo:text-align="justify" style:justify-single-word="false"/>
      <style:text-properties officeooo:rsid="002ee777" officeooo:paragraph-rsid="002ee777"/>
    </style:style>
    <style:style style:name="P69" style:family="paragraph" style:parent-style-name="Standard" style:list-style-name="L8">
      <style:paragraph-properties fo:text-align="justify" style:justify-single-word="false"/>
      <style:text-properties officeooo:rsid="00411610" officeooo:paragraph-rsid="00411610"/>
    </style:style>
    <style:style style:name="P70" style:family="paragraph" style:parent-style-name="Standard" style:list-style-name="L8">
      <style:paragraph-properties fo:text-align="justify" style:justify-single-word="false"/>
      <style:text-properties officeooo:rsid="00411610" officeooo:paragraph-rsid="004261f6"/>
    </style:style>
    <style:style style:name="P71" style:family="paragraph" style:parent-style-name="Standard" style:list-style-name="L8">
      <style:paragraph-properties fo:text-align="justify" style:justify-single-word="false"/>
      <style:text-properties officeooo:rsid="004261f6" officeooo:paragraph-rsid="004261f6"/>
    </style:style>
    <style:style style:name="P72" style:family="paragraph" style:parent-style-name="Standard" style:list-style-name="L8">
      <style:paragraph-properties fo:text-align="justify" style:justify-single-word="false"/>
      <style:text-properties officeooo:rsid="004404d0" officeooo:paragraph-rsid="004404d0"/>
    </style:style>
    <style:style style:name="P73" style:family="paragraph" style:parent-style-name="Standard" style:list-style-name="L9">
      <style:paragraph-properties fo:text-align="justify" style:justify-single-word="false"/>
      <style:text-properties officeooo:rsid="0048a14c" officeooo:paragraph-rsid="0048a14c"/>
    </style:style>
    <style:style style:name="P74" style:family="paragraph" style:parent-style-name="Standard" style:list-style-name="L9">
      <style:paragraph-properties fo:text-align="justify" style:justify-single-word="false"/>
      <style:text-properties officeooo:rsid="0049bacb" officeooo:paragraph-rsid="0049bacb"/>
    </style:style>
    <style:style style:name="P75" style:family="paragraph" style:parent-style-name="Standard" style:list-style-name="L10">
      <style:paragraph-properties fo:text-align="justify" style:justify-single-word="false"/>
      <style:text-properties officeooo:rsid="004acb8b" officeooo:paragraph-rsid="004acb8b"/>
    </style:style>
    <style:style style:name="P76" style:family="paragraph" style:parent-style-name="Standard" style:list-style-name="L10">
      <style:paragraph-properties fo:text-align="justify" style:justify-single-word="false"/>
      <style:text-properties officeooo:rsid="004accac" officeooo:paragraph-rsid="004accac"/>
    </style:style>
    <style:style style:name="P77" style:family="paragraph" style:parent-style-name="Standard" style:list-style-name="L10">
      <style:paragraph-properties fo:text-align="justify" style:justify-single-word="false"/>
      <style:text-properties officeooo:rsid="004c924b" officeooo:paragraph-rsid="004c924b"/>
    </style:style>
    <style:style style:name="P78" style:family="paragraph" style:parent-style-name="Standard" style:list-style-name="L10">
      <style:paragraph-properties fo:text-align="justify" style:justify-single-word="false"/>
      <style:text-properties officeooo:rsid="004de25e" officeooo:paragraph-rsid="004de25e"/>
    </style:style>
    <style:style style:name="P79" style:family="paragraph" style:parent-style-name="Standard" style:list-style-name="L10">
      <style:paragraph-properties fo:text-align="justify" style:justify-single-word="false"/>
      <style:text-properties officeooo:rsid="004e0bdb" officeooo:paragraph-rsid="004e0bdb"/>
    </style:style>
    <style:style style:name="P80" style:family="paragraph" style:parent-style-name="Standard" style:list-style-name="L10">
      <style:paragraph-properties fo:text-align="justify" style:justify-single-word="false"/>
      <style:text-properties officeooo:rsid="004f0b86" officeooo:paragraph-rsid="004f0b86"/>
    </style:style>
    <style:style style:name="P81" style:family="paragraph" style:parent-style-name="Standard" style:list-style-name="L10">
      <style:paragraph-properties fo:text-align="justify" style:justify-single-word="false"/>
      <style:text-properties fo:font-weight="normal" officeooo:rsid="00517722" officeooo:paragraph-rsid="00517722" style:font-weight-asian="normal" style:font-weight-complex="normal"/>
    </style:style>
    <style:style style:name="P82" style:family="paragraph" style:parent-style-name="Standard" style:list-style-name="L10">
      <style:paragraph-properties fo:text-align="justify" style:justify-single-word="false"/>
      <style:text-properties fo:font-weight="normal" officeooo:rsid="00517722" officeooo:paragraph-rsid="0052982b" style:font-weight-asian="normal" style:font-weight-complex="normal"/>
    </style:style>
    <style:style style:name="P83" style:family="paragraph" style:parent-style-name="Standard" style:list-style-name="L10">
      <style:paragraph-properties fo:text-align="justify" style:justify-single-word="false"/>
      <style:text-properties fo:font-weight="normal" officeooo:rsid="00517722" officeooo:paragraph-rsid="00585b52" style:font-weight-asian="normal" style:font-weight-complex="normal"/>
    </style:style>
    <style:style style:name="P84" style:family="paragraph" style:parent-style-name="Standard" style:list-style-name="L10">
      <style:paragraph-properties fo:text-align="justify" style:justify-single-word="false"/>
      <style:text-properties fo:font-weight="normal" officeooo:rsid="00539921" officeooo:paragraph-rsid="00539921" style:font-weight-asian="normal" style:font-weight-complex="normal"/>
    </style:style>
    <style:style style:name="P85" style:family="paragraph" style:parent-style-name="Standard" style:list-style-name="L10">
      <style:paragraph-properties fo:text-align="justify" style:justify-single-word="false"/>
      <style:text-properties fo:font-weight="normal" officeooo:rsid="00544d9e" officeooo:paragraph-rsid="00544d9e" style:font-weight-asian="normal" style:font-weight-complex="normal"/>
    </style:style>
    <style:style style:name="P86" style:family="paragraph" style:parent-style-name="Standard" style:list-style-name="L10">
      <style:paragraph-properties fo:text-align="justify" style:justify-single-word="false"/>
      <style:text-properties fo:font-weight="normal" officeooo:rsid="005580a6" officeooo:paragraph-rsid="005580a6" style:font-weight-asian="normal" style:font-weight-complex="normal"/>
    </style:style>
    <style:style style:name="P87" style:family="paragraph" style:parent-style-name="Standard" style:list-style-name="L10">
      <style:paragraph-properties fo:text-align="justify" style:justify-single-word="false"/>
      <style:text-properties fo:font-weight="normal" officeooo:rsid="0055d5a5" officeooo:paragraph-rsid="0055d5a5" style:font-weight-asian="normal" style:font-weight-complex="normal"/>
    </style:style>
    <style:style style:name="P88" style:family="paragraph" style:parent-style-name="Standard" style:list-style-name="L10">
      <style:paragraph-properties fo:text-align="justify" style:justify-single-word="false"/>
      <style:text-properties fo:font-weight="normal" officeooo:rsid="005af526" officeooo:paragraph-rsid="005af526" style:font-weight-asian="normal" style:font-weight-complex="normal"/>
    </style:style>
    <style:style style:name="P89" style:family="paragraph" style:parent-style-name="Standard" style:list-style-name="L10">
      <style:paragraph-properties fo:text-align="justify" style:justify-single-word="false"/>
      <style:text-properties fo:font-weight="normal" officeooo:rsid="005b6aec" officeooo:paragraph-rsid="005b6aec" style:font-weight-asian="normal" style:font-weight-complex="normal"/>
    </style:style>
    <style:style style:name="P90" style:family="paragraph" style:parent-style-name="Standard">
      <style:paragraph-properties fo:text-align="justify" style:justify-single-word="false"/>
      <style:text-properties fo:font-weight="normal" officeooo:rsid="005b6aec" officeooo:paragraph-rsid="005b6aec" style:font-weight-asian="normal" style:font-weight-complex="normal"/>
    </style:style>
    <style:style style:name="P91" style:family="paragraph" style:parent-style-name="Standard" style:list-style-name="L10">
      <style:paragraph-properties fo:text-align="justify" style:justify-single-word="false"/>
      <style:text-properties fo:font-weight="normal" officeooo:rsid="005bb1e8" officeooo:paragraph-rsid="005bb1e8" style:font-weight-asian="normal" style:font-weight-complex="normal"/>
    </style:style>
    <style:style style:name="P92" style:family="paragraph" style:parent-style-name="Standard">
      <style:paragraph-properties fo:text-align="justify" style:justify-single-word="false"/>
      <style:text-properties fo:font-weight="normal" officeooo:rsid="00628b28" officeooo:paragraph-rsid="00628b28" style:font-weight-asian="normal" style:font-weight-complex="normal"/>
    </style:style>
    <style:style style:name="T1" style:family="text">
      <style:text-properties style:text-line-through-style="none" style:text-line-through-type="none"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weight="bold" style:font-weight-asian="bold" style:font-weight-complex="bold"/>
    </style:style>
    <style:style style:name="T3" style:family="text">
      <style:text-properties fo:font-weight="bold" officeooo:rsid="000ce62e" style:font-weight-asian="bold" style:font-weight-complex="bold"/>
    </style:style>
    <style:style style:name="T4" style:family="text">
      <style:text-properties fo:font-weight="bold" officeooo:rsid="001b997e" style:font-weight-asian="bold" style:font-weight-complex="bold"/>
    </style:style>
    <style:style style:name="T5" style:family="text">
      <style:text-properties fo:font-weight="bold" officeooo:rsid="002c92d9" style:font-weight-asian="bold" style:font-weight-complex="bold"/>
    </style:style>
    <style:style style:name="T6" style:family="text">
      <style:text-properties fo:font-weight="bold" officeooo:rsid="00304fff" style:font-weight-asian="bold" style:font-weight-complex="bold"/>
    </style:style>
    <style:style style:name="T7" style:family="text">
      <style:text-properties fo:font-weight="bold" officeooo:rsid="0045fef6" style:font-weight-asian="bold" style:font-weight-complex="bold"/>
    </style:style>
    <style:style style:name="T8" style:family="text">
      <style:text-properties fo:font-weight="bold" officeooo:rsid="004c924b" style:font-weight-asian="bold" style:font-weight-complex="bold"/>
    </style:style>
    <style:style style:name="T9" style:family="text">
      <style:text-properties fo:font-weight="bold" officeooo:rsid="004e0bdb" style:font-weight-asian="bold" style:font-weight-complex="bold"/>
    </style:style>
    <style:style style:name="T10" style:family="text">
      <style:text-properties fo:font-weight="bold" officeooo:rsid="00544d9e" style:font-weight-asian="bold" style:font-weight-complex="bold"/>
    </style:style>
    <style:style style:name="T11" style:family="text">
      <style:text-properties fo:font-weight="bold" officeooo:rsid="00585b52" style:font-weight-asian="bold" style:font-weight-complex="bold"/>
    </style:style>
    <style:style style:name="T12" style:family="text">
      <style:text-properties fo:font-weight="bold" officeooo:rsid="005df91a" style:font-weight-asian="bold" style:font-weight-complex="bold"/>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tyle="italic" style:text-underline-style="solid" style:text-underline-width="auto" style:text-underline-color="font-color" fo:font-weight="bold" officeooo:rsid="001abfb3"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officeooo:rsid="0024d5b0" style:font-style-asian="italic" style:font-weight-asian="bold" style:font-style-complex="italic" style:font-weight-complex="bold"/>
    </style:style>
    <style:style style:name="T16" style:family="text">
      <style:text-properties fo:font-style="italic" style:text-underline-style="solid" style:text-underline-width="auto" style:text-underline-color="font-color" fo:font-weight="bold" officeooo:rsid="002dc3d3" style:font-style-asian="italic" style:font-weight-asian="bold" style:font-style-complex="italic" style:font-weight-complex="bold"/>
    </style:style>
    <style:style style:name="T17" style:family="text">
      <style:text-properties fo:font-style="italic" style:text-underline-style="solid" style:text-underline-width="auto" style:text-underline-color="font-color" fo:font-weight="bold" officeooo:rsid="00411610" style:font-style-asian="italic" style:font-weight-asian="bold" style:font-style-complex="italic" style:font-weight-complex="bold"/>
    </style:style>
    <style:style style:name="T18" style:family="text">
      <style:text-properties fo:font-style="italic" style:font-style-asian="italic" style:font-style-complex="italic"/>
    </style:style>
    <style:style style:name="T19" style:family="text">
      <style:text-properties fo:font-style="italic" officeooo:rsid="0049bacb"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officeooo:rsid="0015cf9b" style:font-style-asian="italic" style:font-weight-asian="bold" style:font-style-complex="italic" style:font-weight-complex="bold"/>
    </style:style>
    <style:style style:name="T22" style:family="text">
      <style:text-properties officeooo:rsid="000ce62e"/>
    </style:style>
    <style:style style:name="T23" style:family="text">
      <style:text-properties officeooo:rsid="000dfb9c"/>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officeooo:rsid="001124e8"/>
    </style:style>
    <style:style style:name="T26" style:family="text">
      <style:text-properties officeooo:rsid="001abfb3"/>
    </style:style>
    <style:style style:name="T27" style:family="text">
      <style:text-properties officeooo:rsid="001b997e"/>
    </style:style>
    <style:style style:name="T28" style:family="text">
      <style:text-properties officeooo:rsid="001d12ea"/>
    </style:style>
    <style:style style:name="T29" style:family="text">
      <style:text-properties officeooo:rsid="001e01dd"/>
    </style:style>
    <style:style style:name="T30" style:family="text">
      <style:text-properties officeooo:rsid="0020fe93"/>
    </style:style>
    <style:style style:name="T31" style:family="text">
      <style:text-properties officeooo:rsid="00254c6b"/>
    </style:style>
    <style:style style:name="T32" style:family="text">
      <style:text-properties officeooo:rsid="002848dc"/>
    </style:style>
    <style:style style:name="T33" style:family="text">
      <style:text-properties officeooo:rsid="002c211e"/>
    </style:style>
    <style:style style:name="T34" style:family="text">
      <style:text-properties officeooo:rsid="002c92d9"/>
    </style:style>
    <style:style style:name="T35" style:family="text">
      <style:text-properties officeooo:rsid="002dc3d3"/>
    </style:style>
    <style:style style:name="T36" style:family="text">
      <style:text-properties officeooo:rsid="002edd82"/>
    </style:style>
    <style:style style:name="T37" style:family="text">
      <style:text-properties officeooo:rsid="002ee777"/>
    </style:style>
    <style:style style:name="T38" style:family="text">
      <style:text-properties officeooo:rsid="00304fff"/>
    </style:style>
    <style:style style:name="T39" style:family="text">
      <style:text-properties officeooo:rsid="0032bb2a"/>
    </style:style>
    <style:style style:name="T40" style:family="text">
      <style:text-properties officeooo:rsid="0035d92e"/>
    </style:style>
    <style:style style:name="T41" style:family="text">
      <style:text-properties officeooo:rsid="0022cef6"/>
    </style:style>
    <style:style style:name="T42" style:family="text">
      <style:text-properties officeooo:rsid="003742a0"/>
    </style:style>
    <style:style style:name="T43" style:family="text">
      <style:text-properties officeooo:rsid="00411610"/>
    </style:style>
    <style:style style:name="T44" style:family="text">
      <style:text-properties officeooo:rsid="004404d0"/>
    </style:style>
    <style:style style:name="T45" style:family="text">
      <style:text-properties officeooo:rsid="0045fef6"/>
    </style:style>
    <style:style style:name="T46" style:family="text">
      <style:text-properties officeooo:rsid="0048a14c"/>
    </style:style>
    <style:style style:name="T47" style:family="text">
      <style:text-properties officeooo:rsid="0049bacb"/>
    </style:style>
    <style:style style:name="T48" style:family="text">
      <style:text-properties officeooo:rsid="004accac"/>
    </style:style>
    <style:style style:name="T49" style:family="text">
      <style:text-properties officeooo:rsid="004c924b"/>
    </style:style>
    <style:style style:name="T50" style:family="text">
      <style:text-properties officeooo:rsid="004cadd6"/>
    </style:style>
    <style:style style:name="T51" style:family="text">
      <style:text-properties officeooo:rsid="004de25e"/>
    </style:style>
    <style:style style:name="T52" style:family="text">
      <style:text-properties officeooo:rsid="0051582e"/>
    </style:style>
    <style:style style:name="T53" style:family="text">
      <style:text-properties officeooo:rsid="00517722"/>
    </style:style>
    <style:style style:name="T54" style:family="text">
      <style:text-properties officeooo:rsid="0052982b"/>
    </style:style>
    <style:style style:name="T55" style:family="text">
      <style:text-properties officeooo:rsid="00544d9e"/>
    </style:style>
    <style:style style:name="T56" style:family="text">
      <style:text-properties officeooo:rsid="0055d5a5"/>
    </style:style>
    <style:style style:name="T57" style:family="text">
      <style:text-properties officeooo:rsid="005618bf"/>
    </style:style>
    <style:style style:name="T58" style:family="text">
      <style:text-properties fo:font-variant="normal" fo:text-transform="none" style:font-name="Whitney" fo:font-size="12pt" fo:letter-spacing="normal" fo:font-style="normal" style:text-underline-style="solid" style:text-underline-width="auto" style:text-underline-color="font-color" loext:padding="0cm" loext:border="none"/>
    </style:style>
    <style:style style:name="T59" style:family="text">
      <style:text-properties officeooo:rsid="00585b52"/>
    </style:style>
    <style:style style:name="T60" style:family="text">
      <style:text-properties officeooo:rsid="005b6aec"/>
    </style:style>
    <style:style style:name="T61" style:family="text">
      <style:text-properties officeooo:rsid="005d5b7d"/>
    </style:style>
    <style:style style:name="T62" style:family="text">
      <style:text-properties officeooo:rsid="005df91a"/>
    </style:style>
    <style:style style:name="T63" style:family="text">
      <style:text-properties officeooo:rsid="00622f8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fesor: Alejandro Britman</text:p>
      <text:p text:style-name="P1"/>
      <text:p text:style-name="P1">Repositorio: github.com/adbrepo/cursoAndroidKotlin</text:p>
      <text:p text:style-name="P1"/>
      <text:p text:style-name="P1"/>
      <text:p text:style-name="P1"><text:span text:style-name="T1">Clase 1</text:span>:</text:p>
      <text:p text:style-name="P4"><text:tab/></text:p>
      <text:p text:style-name="P5">Apps: </text:p>
      <text:p text:style-name="P5"><text:tab/>- UserInterface1</text:p>
      <text:p text:style-name="P5"/>
      <text:p text:style-name="P4">Temas: </text:p>
      <text:p text:style-name="P1"><text:tab/>- Introduccion a la materia</text:p>
      <text:p text:style-name="P1"><text:tab/>- Uso basico de Android Studio: Creacion de un proyecto</text:p>
      <text:p text:style-name="P23"/>
      <text:p text:style-name="P1">TP1: Desarrollar una APP que cumpla las siguientes características</text:p>
      <text:p text:style-name="P1"><text:tab/>- Pantalla con un textview que varíe su contenido tamaño y color.</text:p>
      <text:p text:style-name="P1"><text:tab/>- Boton de + y - para cambiar tamaño de texto.</text:p>
      <text:p text:style-name="P1"><text:tab/>- Botones para cambiar colores.</text:p>
      <text:p text:style-name="P1"><text:tab/>- Boton Toggle para mostrar o no el texto.</text:p>
      <text:p text:style-name="P1"/>
      <text:p text:style-name="P1"><text:tab/>- Extra: realizar lo mismo pero con otros recursos</text:p>
      <text:p text:style-name="P1"/>
      <text:p text:style-name="P24"/>
      <text:p text:style-name="P1"><text:span text:style-name="T13">Clase 2</text:span>:</text:p>
      <text:p text:style-name="P1"/>
      <text:p text:style-name="P5">Apps: </text:p>
      <text:p text:style-name="P6"><text:tab/>- UserInterface2</text:p>
      <text:p text:style-name="P5"><text:tab/>- KotlinClasses</text:p>
      <text:p text:style-name="P5"><text:tab/>- Navigation1</text:p>
      <text:p text:style-name="P5"><text:tab/>- Navigation2</text:p>
      <text:p text:style-name="P5"/>
      <text:p text:style-name="P2">Temas: </text:p>
      <text:list xml:id="list3148723236" text:style-name="L1">
        <text:list-item>
          <text:p text:style-name="P46">Repaso de <text:span text:style-name="T2">objetos</text:span>: clases en Kotlin, constructor, enums.</text:p>
          <text:p text:style-name="P46"/>
        </text:list-item>
      </text:list>
      <text:list xml:id="list2022430552" text:style-name="L2">
        <text:list-item>
          <text:p text:style-name="P47"><text:span text:style-name="T3">EditText</text:span>: Se debe validar por codigo <text:span text:style-name="T18">no tener input vacio</text:span>, puede generar una excepcion. Depende del tipo, numerico, mail, texto, se abre el teclado correspondiente.</text:p>
          <text:p text:style-name="P47"/>
        </text:list-item>
        <text:list-item>
          <text:p text:style-name="P47"><text:span text:style-name="T2">Fragments</text:span>: Utilizar solo activities para tener muchas pantallas, estas deben estar organizada<text:span text:style-name="T22">s</text:span> por tematica. El problema de las activities es el recurso que consume haciendo la app muy lenta. Por lo tanto cada activity va a tener varios fragments. </text:p>
          <text:p text:style-name="P47"><text:span text:style-name="T20">Navigation</text:span><text:span text:style-name="T21">Graph</text:span> es el elemento que administra los fragments</text:p>
        </text:list-item>
      </text:list>
      <text:p text:style-name="P2"><text:tab/>Creacion: elegir la opcion new -&gt; Fragment (Blank)</text:p>
      <text:p text:style-name="P2"><text:tab/>Cyclo de vida: onCreateView() solo se ejecuta una vez, ahi se "infla" la vista. onStart() se <text:tab/>ejecuta cada vez que se muestra la vista.</text:p>
      <text:p text:style-name="P2"><text:tab/>Para crear la navegacion se debe crear un resources del tipo "navigation" y dentro de esa carpeta <text:tab/>un archivo .xml con un main_navgraph. Este componente va a permitir poner todos los <text:tab/>fragment<text:span text:style-name="T22">s</text:span> que se quiera y luego unir con flechas. La activity de los fragments debe tener un <text:tab/>main_nav_host y apuntar al fragment principal</text:p>
      <text:p text:style-name="P1"><text:soft-page-break/><text:tab/><text:span text:style-name="T20">Importante</text:span>: Cuando se agrega o modifica algo <text:span text:style-name="T23">en </text:span>navgraph hay que hacer un rebuild! Esto es <text:tab/>porque internamente se generan clases intermedias. Ademas <text:span text:style-name="T2">modificar gradle</text:span> para soporte a <text:tab/>navigation</text:p>
      <text:p text:style-name="P1"><text:tab/><text:span text:style-name="T2">Compartir informacion</text:span> entre Fragment: Depende del volumen de informacion y el nivel de <text:tab/>privacidad. Para volumen bajo y muy privad<text:span text:style-name="T23">o</text:span> utilizo los "<text:span text:style-name="T18">arguments</text:span>" que se definen en el <text:tab/>fragment que <text:span text:style-name="T24">recibe</text:span>. Los "arguments" debe definirse desde la vista y luego hacer un rebuild. <text:tab/><text:span text:style-name="T23">Para alto volumen y baja privacidad, se utiliza base de datos</text:span></text:p>
      <text:p text:style-name="P5"><text:tab/></text:p>
      <text:p text:style-name="P5"/>
      <text:p text:style-name="P5">TP2: Crear un login donde se comparta informacion.</text:p>
      <text:p text:style-name="P5"><text:tab/>- <text:span text:style-name="T25">Clase User: crear una clase que contenga la informacion de login del usuario</text:span></text:p>
      <text:p text:style-name="P5"><text:tab/>- <text:span text:style-name="T23">Fragment 1 - Login: </text:span>Los datos deben chequearse con un objeto. Si falla mostrar un snackbar <text:tab/>con el error.</text:p>
      <text:p text:style-name="P5"><text:tab/>- <text:span text:style-name="T23">Fragment 2 - Bienvenida:</text:span> debe mostrar un texto con el nombre del usuario.</text:p>
      <text:p text:style-name="P5"><text:tab/></text:p>
      <text:p text:style-name="P5"><text:tab/>Extra: <text:span text:style-name="T23">Fragment 3 - C</text:span>rear <text:span text:style-name="T23">U</text:span>suario, tener en cuenta una lista que debe compartirse con el login <text:tab/><text:span text:style-name="T23">para el chequeo de datos</text:span></text:p>
      <text:p text:style-name="P1"/>
      <text:p text:style-name="P1"/>
      <text:p text:style-name="P7"><text:span text:style-name="T13">Clase </text:span><text:span text:style-name="T14">3</text:span>:</text:p>
      <text:p text:style-name="P7"/>
      <text:p text:style-name="P7">Apps: </text:p>
      <text:p text:style-name="P7"><text:tab/>- <text:span text:style-name="T26">SplashScreen</text:span></text:p>
      <text:p text:style-name="P7"><text:tab/>- <text:span text:style-name="T28">Toolbar</text:span></text:p>
      <text:p text:style-name="P7"><text:tab/>- <text:span text:style-name="T33">RecyclerView</text:span></text:p>
      <text:p text:style-name="P7"/>
      <text:p text:style-name="P7">Temas: </text:p>
      <text:list xml:id="list5112726116902" text:continue-list="list3148723236" text:style-name="L1">
        <text:list-item>
          <text:p text:style-name="P49"><text:span text:style-name="T2">Splash screen</text:span>: Se utiliza como una presentacion de la app, generalmente se para cargar datos</text:p>
        </text:list-item>
      </text:list>
      <text:list xml:id="list730577824" text:style-name="L3">
        <text:list-item>
          <text:p text:style-name="P50"><text:span text:style-name="T2">Toolbar</text:span>: Se encuentra arriba de la pantalla. Anteriormente se <text:span text:style-name="T27">llamaba </text:span><text:span text:style-name="T4">AccionBar</text:span><text:span text:style-name="T27">. Para ver correctamente se debe poner .NoActionBar en el archivo style.xml</text:span></text:p>
          <text:p text:style-name="P50">Toolbar dinamicas, tienen elementos que cambian su funcionalidad de acuerdo a una acc<text:span text:style-name="T28">ion.</text:span></text:p>
          <text:p text:style-name="P51">La toolbar principal <text:span text:style-name="T28">se deberia</text:span> coloca<text:span text:style-name="T28">r</text:span> en la activity, luego en cada fragment se agrega la funcionalidad deseada. <text:span text:style-name="T34">Para agregar comportamiento se usar </text:span><text:span text:style-name="T5">AppBarLayout.</text:span></text:p>
          <text:p text:style-name="P52">Los items de la toolbar se cargan desde un xml: res -&gt; new menu. Para descargar los iconos ver pagina iconos8. Si se descarga el vector, <text:span text:style-name="T28">android tiene la opcion de importarlo desde resource manager. Metodo necesarios para la configuracion de la toolbar:</text:span></text:p>
          <text:p text:style-name="P53">- setHasOptionMenu() metodo que asocia la toolbar al fragment / activity </text:p>
          <text:p text:style-name="P53">- onCreateOptionMenu() infla la toolbar</text:p>
          <text:p text:style-name="P53">- onOptionItemSelected() definen las acciones a realizar de acuerdo al boton presionado</text:p>
        </text:list-item>
        <text:list-item>
          <text:p text:style-name="P53"><text:span text:style-name="T2">RecyclerView</text:span>: <text:span text:style-name="T29">hoy en dia la mayoria de las apps tienen una lista. Para ello utilizamos recyclerView, que tiene la ventaja de manejar diversos objetos por item.</text:span></text:p>
          <text:p text:style-name="P54">Para poder manejar este componente, se debe tener en cuenta el modelo Model View Controller (MVC). En android, al controller se lo llama <text:span text:style-name="T2">adapter</text:span>.</text:p>
          <text:p text:style-name="P54">Las animaciones, el reciclaje de datos entre otras ya vienen definidas en el componente</text:p>
          <text:p text:style-name="P55">Creacion:</text:p>
          <text:list>
            <text:list-item>
              <text:p text:style-name="P55">View: Agregar en el fragment el RecyclerView y un FloatingButton. Para crear un item especifico, se debe crear un layout que contenga el diseño del item. El root del item deberia ser un CardView para tener efectos adicionales, y dentro de la vista poner el ConstrainLayout</text:p>
            </text:list-item>
            <text:list-item>
              <text:p text:style-name="P55"><text:soft-page-break/>Model: Es la clase que va a tener el modelo de la vista. Por ejemplo una clase Usuario con properties que se van a mostrar en el View</text:p>
            </text:list-item>
            <text:list-item>
              <text:p text:style-name="P55">Controlller: Es una clase que que extiende de RecyclerView <text:span text:style-name="T30">que a su vez tiene un Adapter que va a cargar el Holder</text:span></text:p>
              <text:p text:style-name="P56">- onCreateViewHolder(): se infla el item</text:p>
              <text:p text:style-name="P56">- onBindViewHolder(): se ejecuta cada vez que se carga un item, solo aquellos que se ven en la vista</text:p>
              <text:p text:style-name="P56">En el holder (inner clase) se debe crear un View y los metodos necesarios que vayan a modificar la vista</text:p>
              <text:p text:style-name="P57">Para cargar los datos en el adaptador se debe definir en el fragment el tipo de layout en el item (Linear, Grid). Setear el layout al RecyclerView y luego instanciar el adapter con la lista, y ese objeto pasar al adapter del <text:s/>RecyclerView.</text:p>
            </text:list-item>
          </text:list>
        </text:list-item>
      </text:list>
      <text:p text:style-name="P15"/>
      <text:p text:style-name="P18">TP3: <text:span text:style-name="T40">S</text:span>e debe desarrollar una aplicación que tenga las siguientes pantallas y funcionalidades:</text:p>
      <text:list xml:id="list1972156501" text:style-name="L4">
        <text:list-header>
          <text:p text:style-name="P58">- SplashScreen: Pantalla de bienvenida con imagen institucional que luego de un tiempo se destruya.</text:p>
        </text:list-header>
      </text:list>
      <text:list xml:id="list682385915" text:style-name="L5">
        <text:list-header>
          <text:p text:style-name="P59">- Login: Sistema de logeo con características similares al TP2</text:p>
          <text:p text:style-name="P48"><text:span text:style-name="T41">- Pantalla principal - Listado: Se debe mostrar un listado de ítems (elegir tema de interés y desarrollar el objeto que corresponda, ej: autos , mascotas, productos, películas, etc). </text:span>Cada ítem debe mostrar al menos una imagen y un título y al hacer click deberá navegar a otra pantalla donde habrá información detallada de ese ítem. Deberá haber un boton para agregar elementos y un toolbar que permita borrar y editar esos elementos.</text:p>
          <text:p text:style-name="P60">- DetallesFragment: Se muestran los detalles del item</text:p>
        </text:list-header>
      </text:list>
      <text:p text:style-name="P3"/>
      <text:p text:style-name="P1"/>
      <text:p text:style-name="P8"><text:span text:style-name="T13">Clase </text:span><text:span text:style-name="T15">4</text:span>:</text:p>
      <text:p text:style-name="P8"/>
      <text:p text:style-name="P8">Apps: </text:p>
      <text:p text:style-name="P8"><text:tab/>- <text:span text:style-name="T33">RoomDataBaseExample</text:span></text:p>
      <text:p text:style-name="P8"/>
      <text:p text:style-name="P19">Temas: </text:p>
      <text:p text:style-name="P19"/>
      <text:list xml:id="list1877432219" text:style-name="L6">
        <text:list-item>
          <text:p text:style-name="P61"><text:span text:style-name="T2">Base de datos</text:span>: Se utiliza para compartir grandes volumens de datos. Al principio se utilizo SQLite puro con algunos metodos desarrollados por Android. El problema es que <text:span text:style-name="T31">esta API no estaba orientado al paradigma de objetos. Por lo que se desarrollo algo llamado Room.</text:span></text:p>
          <text:p text:style-name="P62">Room: es un layer que abstrae la BBDD de la aplicaición</text:p>
          <text:p text:style-name="P63">Una forma de generar BBDD es tener muchas tablas lo mas redundantes posibles y teniendo en cuenta la pantalla. Por ejemplo: si tengo una pantalla que tiene el nombre y apellido, entonces creo una tabla con esos datos. Y si en otra pantalla tengo nombre, apellido y dni, creo otra tabla con esos datos</text:p>
        </text:list-item>
      </text:list>
      <text:p text:style-name="P16"/>
      <text:p text:style-name="P30">TP4: <text:span text:style-name="T42">Agregar al sistema del TP3 una base de datos con al menos dos tablas. El RecyclerView debe cargar los datos desde la base de datos</text:span></text:p>
      <text:p text:style-name="P30"/>
      <text:p text:style-name="P31">Parcial</text:p>
      <text:list xml:id="list4197574336" text:style-name="L7">
        <text:list-item>
          <text:p text:style-name="P64">SplashScreen</text:p>
        </text:list-item>
      </text:list>
      <text:list xml:id="list5112347603807" text:continue-list="list1877432219" text:style-name="L6">
        <text:list-item>
          <text:p text:style-name="P65">Sistema de <text:s/>login</text:p>
        </text:list-item>
        <text:list-item>
          <text:p text:style-name="P65">Base de datos con al menos 2 tablas</text:p>
        </text:list-item>
        <text:list-item>
          <text:p text:style-name="P65">RecyclerView se carga de la base de datos</text:p>
        </text:list-item>
        <text:list-item>
          <text:p text:style-name="P65"><text:soft-page-break/>Diseñar un ABM, alta, baja, modificacion.</text:p>
        </text:list-item>
        <text:list-item>
          <text:p text:style-name="P65">Detalles: debe tener tabs, una es las caracteristicas y la otra es la image<text:span text:style-name="T32">n</text:span></text:p>
        </text:list-item>
        <text:list-item>
          <text:p text:style-name="P66">Toolbar</text:p>
        </text:list-item>
        <text:list-item>
          <text:p text:style-name="P66">Setting</text:p>
        </text:list-item>
        <text:list-item>
          <text:p text:style-name="P66">Dialog: pop en pantalla cuando se elimina algo</text:p>
        </text:list-item>
      </text:list>
      <text:p text:style-name="P16"/>
      <text:p text:style-name="P16"/>
      <text:p text:style-name="P9"><text:span text:style-name="T13">Clase </text:span><text:span text:style-name="T16">5</text:span>:</text:p>
      <text:p text:style-name="P9"/>
      <text:p text:style-name="P9">Apps: </text:p>
      <text:p text:style-name="P9"><text:tab/>- <text:span text:style-name="T35">Tabs</text:span></text:p>
      <text:p text:style-name="P9"><text:tab/>- <text:span text:style-name="T35">ViewModels</text:span></text:p>
      <text:p text:style-name="P9"/>
      <text:p text:style-name="P20">Temas: </text:p>
      <text:p text:style-name="P20"/>
      <text:list xml:id="list5111860452082" text:continue-numbering="true" text:style-name="L6">
        <text:list-item>
          <text:p text:style-name="P67"><text:span text:style-name="T2">Tabs</text:span>: Son vistas que se muestran en una sola pantalla, se puede pasar de vista al tocar un tab. Estos se encuentran dentro del TabHost que tiene implementado un sweep. Tener en cuenta que no se usa la navigation, si no que el concepto es tener un Fragment (el container) y dentro de el va a ver tantos fragment como tabs queremos</text:p>
          <text:p text:style-name="P67">Creacion: Se agrega un TabLayout y un ViewPager2 (que es el nuevo standar) dentro del contenedor. <text:span text:style-name="T36">Al igual que el Recycler, se necesita un adapter</text:span></text:p>
        </text:list-item>
        <text:list-item>
          <text:p text:style-name="P67"><text:span text:style-name="T2">ViewModel</text:span>: <text:span text:style-name="T37">se implemento en base a la nueva arquitectura del modelo MVC. El problema surgio porque no se tenia los datos separados del modelo.</text:span></text:p>
          <text:p text:style-name="P68">Para crear ahora se debe usar Fragment (with ViewModel). El ViewModel va a vivir mas haya del ciclo de vida del fragment <text:span text:style-name="T38">pero si en la activity. Con esto se quita los datos de los fragments y se obliga a cumplir la arquitectura MVC por un lado y los datos por otro. La perla del ViewModel es el </text:span><text:span text:style-name="T6">observe</text:span><text:span text:style-name="T38">. Que permite escuchar cambios sobre una property desde otro objeto. Por ejemplo se puede tener una observer que escuche cambios en la base de datos y actualizar la pantalla en tiempo real.</text:span></text:p>
        </text:list-item>
      </text:list>
      <text:p text:style-name="P17"/>
      <text:p text:style-name="P21">TP<text:span text:style-name="T39">5</text:span>: <text:span text:style-name="T39">Implementar Tabs, los viewmodels no son obligatorios</text:span></text:p>
      <text:p text:style-name="P21"/>
      <text:p text:style-name="P21"/>
      <text:p text:style-name="P10"><text:span text:style-name="T13">Clase </text:span><text:span text:style-name="T17">6</text:span>:</text:p>
      <text:p text:style-name="P10"/>
      <text:p text:style-name="P10">Apps: </text:p>
      <text:p text:style-name="P10"><text:tab/>- <text:span text:style-name="T43">DialogExample</text:span></text:p>
      <text:p text:style-name="P10"><text:tab/>- <text:span text:style-name="T44">ContactExample</text:span></text:p>
      <text:p text:style-name="P10"/>
      <text:p text:style-name="P22">Temas: </text:p>
      <text:p text:style-name="P22"/>
      <text:list xml:id="list497265030" text:style-name="L8">
        <text:list-item>
          <text:p text:style-name="P69"><text:span text:style-name="T2">Dialog</text:span>: La forma que se va a ver es nativo, que si bien no entra en el nuevo paradigma de jetpack, si se comunica bastante bien. Para crearlo se usa un fragment que extiende de DialogFragment para que tenga el comportamiento correcto.</text:p>
          <text:list>
            <text:list-item>
              <text:p text:style-name="P70">OnCreateDialog() crea el dialog</text:p>
            </text:list-item>
          </text:list>
          <text:p text:style-name="P71">Para integrarlo al fragment contenedor lo mejor es comunicarlo por medio de viewModel. En el navigation hay que ponerlo con el tag de “dialog”.</text:p>
        </text:list-item>
        <text:list-item>
          <text:p text:style-name="P72"><text:span text:style-name="T2">Contact</text:span>: Por medio de intents se comunica a otras app, por ejemplo email, whatsapp, llamar. <text:span text:style-name="T45">Para p</text:span>oder acceder a estos servicios se debe habilitar los permisos. <text:span text:style-name="T45">Estos se habilitan en el </text:span><text:soft-page-break/><text:span text:style-name="T45">AndroidManifest.xml para habilitarlo al </text:span><text:span text:style-name="T7">momento de instalacion</text:span><text:span text:style-name="T45"> y en t</text:span><text:span text:style-name="T7">iempo de ejecucion</text:span><text:span text:style-name="T45"> se utiliza Manifest.permission.TIPO_PERMISO (ej CALL_PHONE)</text:span></text:p>
        </text:list-item>
        <text:list-item>
          <text:p text:style-name="P71">Ver <text:span text:style-name="T2">androidArsenal</text:span> para utilizar librerias. Siempre es mejor usar librerias que tienen bastante mantenimiento. Manejo de imagen: Gli<text:span text:style-name="T46">de</text:span>, manejo de video: Exoplayer</text:p>
        </text:list-item>
      </text:list>
      <text:p text:style-name="P32"/>
      <text:p text:style-name="P32"/>
      <text:p text:style-name="P25">Clase 7</text:p>
      <text:p text:style-name="P33"/>
      <text:p text:style-name="P33">Preparcial</text:p>
      <text:p text:style-name="P33"/>
      <text:p text:style-name="P33"/>
      <text:p text:style-name="P25">Clase 8</text:p>
      <text:p text:style-name="P33"/>
      <text:p text:style-name="P33"><text:span text:style-name="T52">Primer </text:span>Parcial</text:p>
      <text:p text:style-name="P33"/>
      <text:p text:style-name="P33"/>
      <text:p text:style-name="P25">Clase 9</text:p>
      <text:p text:style-name="P33"/>
      <text:p text:style-name="P11">Apps: </text:p>
      <text:p text:style-name="P33"><text:tab/>- AppSharePreferences</text:p>
      <text:p text:style-name="P33"/>
      <text:p text:style-name="P33">Temas</text:p>
      <text:list xml:id="list4140963647" text:style-name="L9">
        <text:list-item>
          <text:p text:style-name="P73"><text:span text:style-name="T2">SharedPreferences</text:span>: Se utiliza para guardar informacion de configuracion. A diferencia de ViewModels, las sharedPreferences se almacenan <text:span text:style-name="T47">como </text:span><text:span text:style-name="T19">clave-valor</text:span> en un archivo .<text:span text:style-name="T47">xml </text:span>por lo que es no volatil. Como esto es muy comun, Android tiene una implementacion nativa por lo que la integracion es muy facil.</text:p>
          <text:p text:style-name="P74">Para crear el sharedPreferences se debe agregar una activity de tipo <text:span text:style-name="T2">SettingActivity</text:span> que a su vez se agrega un .xml con las preferencias. Lo importante del .xml es el campo key que es como se va a acceder.</text:p>
        </text:list-item>
      </text:list>
      <text:p text:style-name="P38"/>
      <text:p text:style-name="P38"/>
      <text:p text:style-name="P26">Clase 10</text:p>
      <text:p text:style-name="P39"/>
      <text:p text:style-name="P12">Apps: </text:p>
      <text:p text:style-name="P34"><text:tab/>- <text:span text:style-name="T52">CoroutinesExample</text:span></text:p>
      <text:p text:style-name="P34"><text:tab/>- <text:span text:style-name="T52">LocationExample</text:span></text:p>
      <text:p text:style-name="P34"/>
      <text:p text:style-name="P39">Temas</text:p>
      <text:list xml:id="list3563851739" text:style-name="L10">
        <text:list-item>
          <text:p text:style-name="P75"><text:span text:style-name="T2">Coroutines</text:span>: Permite ejecutar tareas en segundo plano fuera del hilo principal. En general se usa para tareas muy pesadas, <text:span text:style-name="T48">esto permite que no se bloquee la interfaz grafica pero aun asi si la tarea es muy pesada puede afectar la interfaz. El gran problema es la sincronizacion, por lo que antes se tenia que tener mucho cuidado, la solucion a esto fue las tareas AsyncTask pero no funcionaba bien con muchas tareas en segundo plano.</text:span></text:p>
          <text:p text:style-name="P76">Desde la aparicion <text:s/>de Kotlin se implemento las Coroutines para el manejo de tareas, de todas formas el manejo es complicado.</text:p>
          <text:p text:style-name="P76"><text:span text:style-name="T8">s</text:span><text:span text:style-name="T2">uspend</text:span>: es un atributo de una funcion que permite suspender la funcion <text:span text:style-name="T49">hasta que se complete la operación. Tener en cuenta que esto no es una tarea en segundo plano! Pero sí no bloquea el hilo principal.</text:span></text:p>
          <text:p text:style-name="P77"><text:soft-page-break/><text:span text:style-name="T2">Distpatchers</text:span>: son modificadores que indican donde se suspende la tarea: Main (hilo principal), IO (entrada salida de datos en BBDD, red) y Default (para cosas fuera fuera del hilo principal, parcear JSON, ordenar listas).</text:p>
          <text:p text:style-name="P77">Las coroutines hacen uso de estas dos cosas. El concepto importante a tener en cuenta es que una tarea en segundo plano no significa que el usuario pueda seguir <text:span text:style-name="T63">usando</text:span> la interfaz. Depende del caso, puede usar todo o solo partes de algunas cosas. <text:span text:style-name="T50">Otro concepto es que las tareas no son servicios: las tareas necesitan del hilo principal (la app encendida), mientras que los servicios no.</text:span></text:p>
          <text:p text:style-name="P78">Para ejecutar varios hilos en paralelo y poder sincronizarlos se tiene async y await. Las tareas pueden ser sincronicas, asincronicas y asincronicas-sincronicas</text:p>
          <text:p text:style-name="P78">La mayoria de las librerias usan coroutines por lo que hay que tener cuidado con el uso propio de coroutines, hay que probar la performances</text:p>
        </text:list-item>
        <text:list-item>
          <text:p text:style-name="P75"><text:span text:style-name="T9">Geo</text:span><text:span text:style-name="T2">Localizacion</text:span>: <text:span text:style-name="T51">la localizacion no es un mapa, lo que si puedo usar el servicio de localizacion para mostrarlo en un mapa. Hay una api de GoogleMap que me permite obtener calle, altura, barrio, clima, etc. pasandole la longitud y latitud.</text:span></text:p>
          <text:p text:style-name="P79">Hay que tener criterio para usar la localizacion, ya que consume la bateria por el uso del GPS. Para ello se configura la presicion y el refresco de datos <text:span text:style-name="T52">que van a influir en el nivel de consumo</text:span>.</text:p>
          <text:p text:style-name="P79">Como usa hardware del telefono se debe habilitar los permisos</text:p>
          <text:p text:style-name="P79">La fuente de localizacion pueden ser dos: el GPS y la triangulacion por red. Tambien se debe tener en cuenta cual se usa (o las dos) ya que consume mas o menos la bateria.</text:p>
          <text:p text:style-name="P80">Desde el emulador se puede simular las coordenadas <text:span text:style-name="T52">entrando a las opciones.</text:span></text:p>
        </text:list-item>
      </text:list>
      <text:p text:style-name="P43"/>
      <text:p text:style-name="P43"/>
      <text:p text:style-name="P43"/>
      <text:p text:style-name="P27">Clase 1<text:span text:style-name="T53">1</text:span></text:p>
      <text:p text:style-name="P40"/>
      <text:p text:style-name="P13">Apps: </text:p>
      <text:p text:style-name="P35"><text:tab/>- <text:span text:style-name="T53">FirebaseExample</text:span></text:p>
      <text:p text:style-name="P35"/>
      <text:p text:style-name="P40">Temas</text:p>
      <text:list xml:id="list5112245304969" text:continue-numbering="true" text:style-name="L10">
        <text:list-item>
          <text:p text:style-name="P81">CloudFirestore:</text:p>
        </text:list-item>
        <text:list-item>
          <text:p text:style-name="P81">RecycerView with Firebase</text:p>
        </text:list-item>
      </text:list>
      <text:p text:style-name="P44"/>
      <text:p text:style-name="P44"/>
      <text:p text:style-name="P28">Clase 1<text:span text:style-name="T54">2</text:span></text:p>
      <text:p text:style-name="P41"/>
      <text:p text:style-name="P14">Apps: </text:p>
      <text:p text:style-name="P36"><text:tab/>- <text:span text:style-name="T56">BluehtoothExample</text:span></text:p>
      <text:p text:style-name="P36"/>
      <text:p text:style-name="P41">Temas</text:p>
      <text:list xml:id="list5112526846257" text:continue-numbering="true" text:style-name="L10">
        <text:list-item>
          <text:p text:style-name="P82"><text:span text:style-name="T10">Authentication</text:span>: <text:span text:style-name="T54">Permite gestionar distintas formas de autenticar, github, google, etc. Con la librería firebase-ui se puede directamente generar un fragment con la ui ya echa.</text:span></text:p>
          <text:p text:style-name="P84">Las <text:span text:style-name="T2">reglas de autenticacion</text:span> significa que el usuario tiene acceso <text:span text:style-name="T55">o no </text:span>a la base de datos de Firebase. Ademas se puede usar para un sistema de logeo. <text:span text:style-name="T55">Algo importante es desloguear al usario, de todas formas por time out se cierra la sesion pero es conveniente desloguear</text:span></text:p>
          <text:p text:style-name="P85">Nota: no confundir la seguridad de autenticacion con la seguridad de la aplicación. Para este ultimo, hay servicios que me permiter encriptar todos los datos que se suben o bajan del servidor.</text:p>
        </text:list-item>
        <text:list-item>
          <text:p text:style-name="P85"><text:soft-page-break/><text:span text:style-name="T2">Firebase Storage</text:span>: Es la plataforma de Firebase para almacenar archivos, imagenes, texto, documentos, etc.</text:p>
          <text:p text:style-name="P86">Para subir archivos, se debe subir en bytes (ver la documentacion). Luego para descargarlo y usarlo en la app es recomendable trabajar con los listener o ver el tema de coroutines para sincronizar.</text:p>
          <text:p text:style-name="P86">Para trabajar con archivos de forma general se recomienda usar los metodos de la documentacion, pero para imagenes es mejor usar Glide o Picasso.</text:p>
        </text:list-item>
        <text:list-item>
          <text:p text:style-name="P87"><text:span text:style-name="T2">Bluetooth</text:span>: Se utiliza una librería <text:span text:style-name="T57">(BluetoohSPPLibrary)</text:span> que esta pensado para comunicación <text:span text:style-name="T57">simple con dispositivos tipo HC-05, al estilo info 2. Ademas de agregar la librería al gradle, hay que agregar los permisos de Bluetooth al manifest</text:span></text:p>
          <text:p text:style-name="P87"><text:a xlink:type="simple" xlink:href="https://github.com/akexorcist/BluetoothSPPLibrary" office:target-frame-name="_blank" xlink:show="new" text:style-name="Internet_20_link" text:visited-style-name="Visited_20_Internet_20_Link"><text:span text:style-name="T58">https://github.com/akexorcist/BluetoothSPPLibrary</text:span></text:a></text:p>
        </text:list-item>
      </text:list>
      <text:p text:style-name="P45"/>
      <text:p text:style-name="P45"/>
      <text:p text:style-name="P45"/>
      <text:p text:style-name="P29">Clase 1<text:span text:style-name="T59">3</text:span></text:p>
      <text:p text:style-name="P37"/>
      <text:p text:style-name="P42">Temas</text:p>
      <text:list xml:id="list5112268550367" text:continue-numbering="true" text:style-name="L10">
        <text:list-item>
          <text:p text:style-name="P83"><text:span text:style-name="T11">Monetizacion</text:span>: <text:span text:style-name="T59">Lo primero para monetizar es ver donde se esta geograficamente y a que publico se apunta. En EEUU y Japon son los lugares donde mas se compra una app. Pero en general lo que se vende es el producto que se desarrolla.</text:span></text:p>
          <text:p text:style-name="P88">Para subir al PlayStore, se tiene que crear una cuenta <text:span text:style-name="T60">que se paga USD 25 por unica vez. Luego desde la consola del PlayStore llenar el formulario con los datos de la app y ademass se debe subir el apk que se genera desde Android Studio. Para ello se debe tener en cuenta lo siguiente:</text:span></text:p>
          <text:p text:style-name="P89">- <text:span text:style-name="T18">versionCode</text:span> es el numero en el gradle que indica el versionado que va a permitir a GooglePlay si el usuario necesita actualizar o no.</text:p>
          <text:p text:style-name="P89">- <text:span text:style-name="T18">versionName</text:span> es un string que ve el usuario en la app.</text:p>
          <text:p text:style-name="P89">- Para generar el apk, ir a Build → Generate Signed Bundle y seguir los pasos.</text:p>
        </text:list-item>
        <text:list-item>
          <text:p text:style-name="P91"><text:span text:style-name="T12">Temas a investigar</text:span><text:span text:style-name="T62">: </text:span>Seguridad de datos, Gestos, sensores, transiciones y animaciones, webserices, peticiones rest, retropie, paleta de colores, servicios, <text:span text:style-name="T61">publicidad o addmods.</text:span></text:p>
        </text:list-item>
      </text:list>
      <text:p text:style-name="P90"/>
      <text:p text:style-name="P90"/>
      <text:p text:style-name="P90"/>
      <text:p text:style-name="P92">Preguntar:</text:p>
      <text:p text:style-name="P92"/>
      <text:p text:style-name="P92">Cantidad de usuarios authenticados max?</text:p>
      <text:p text:style-name="P92">Libreria multimedia- videos?</text:p>
      <text:p text:style-name="P92">Subir fo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2T16:00:42.789218339</meta:creation-date>
    <dc:date>2020-07-14T00:51:10.701874343</dc:date>
    <meta:editing-duration>P1DT1H1M30S</meta:editing-duration>
    <meta:editing-cycles>27</meta:editing-cycles>
    <meta:generator>LibreOffice/6.1.5.2$Linux_X86_64 LibreOffice_project/10$Build-2</meta:generator>
    <meta:document-statistic meta:table-count="0" meta:image-count="0" meta:object-count="0" meta:page-count="7" meta:paragraph-count="165" meta:word-count="2517" meta:character-count="14676" meta:non-whitespace-character-count="12330"/>
  </office:meta>
</office:document-meta>
</file>